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Helvetica" svg:font-family="Helvetica" style:font-adornments="Regular"/>
    <style:font-face style:name="Courier2" svg:font-family="Courier, 'Courier New'" style:font-family-generic="modern"/>
    <style:font-face style:name="Courier" svg:font-family="Courier" style:font-family-generic="swiss"/>
    <style:font-face style:name="Nimbus Sans L1" svg:font-family="'Nimbus Sans L'" style:font-family-generic="swiss"/>
    <style:font-face style:name="Courier New" svg:font-family="'Courier New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gr3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gr4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gr5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gr6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gr7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gr8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gr9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</style:style>
    <style:style style:name="pr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506cm" fo:min-width="0cm" fo:padding-top="0.123cm" fo:padding-bottom="0.123cm" fo:padding-left="0.234cm" fo:padding-right="0.234cm" draw:shadow="hidden" draw:shadow-color="#919191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456cm" fo:min-width="0cm" fo:padding-top="0.049cm" fo:padding-bottom="0.049cm" fo:padding-left="0.128cm" fo:padding-right="0.128cm" draw:shadow="hidden" draw:shadow-color="#919191"/>
    </style:style>
    <style:style style:name="pr3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51cm"/>
    </style:style>
    <style:style style:name="pr5" style:family="presentation" style:parent-style-name="Default-outline1">
      <style:graphic-properties draw:fill-color="#ffffff" draw:auto-grow-height="true" fo:min-height="12.576cm"/>
    </style:style>
    <style:style style:name="pr6" style:family="presentation" style:parent-style-name="Default-notes">
      <style:graphic-properties draw:fill-color="#ffffff" fo:min-height="12.19cm" fo:min-width="16.799cm"/>
    </style:style>
    <style:style style:name="pr7" style:family="presentation" style:parent-style-name="Default-outline1">
      <style:graphic-properties draw:fill-color="#ffffff" draw:auto-grow-height="true" fo:min-height="14.435cm"/>
    </style:style>
    <style:style style:name="pr8" style:family="presentation" style:parent-style-name="Default-outline1">
      <style:graphic-properties draw:fill-color="#ffffff" draw:auto-grow-height="true" fo:min-height="13.05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0.74cm" fo:margin-right="0cm" fo:text-align="start" fo:text-indent="0cm" style:writing-mode="lr-tb"/>
      <style:text-properties style:font-name="Arial" fo:font-size="24pt" style:font-size-asian="24pt" style:font-size-complex="24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style:font-name="Nimbus Sans L"/>
    </style:style>
    <style:style style:name="P8" style:family="paragraph">
      <style:paragraph-properties fo:margin-left="0cm" fo:margin-right="0cm" fo:margin-top="0.217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</style:style>
    <style:style style:name="P9" style:family="paragraph">
      <loext:graphic-properties draw:fill-color="#ffffff"/>
      <style:paragraph-properties fo:margin-left="0.74cm" fo:margin-right="0cm" fo:margin-top="0.217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style:font-name="Arial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margin-top="0.01cm" fo:margin-bottom="0.01cm" fo:text-indent="0cm" style:text-autospace="none"/>
    </style:style>
    <style:style style:name="P12" style:family="paragraph">
      <loext:graphic-properties draw:fill="solid" draw:fill-color="#e6e6e6"/>
      <style:paragraph-properties fo:margin-left="0cm" fo:margin-right="0cm" fo:margin-top="0.01cm" fo:margin-bottom="0.01cm" fo:text-align="start" fo:text-indent="0cm" style:text-autospace="non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3" style:family="paragraph">
      <loext:graphic-properties draw:fill="solid" draw:fill-color="#e6e6e6"/>
      <style:paragraph-properties fo:margin-left="0cm" fo:margin-right="0cm" fo:margin-top="0.01cm" fo:margin-bottom="0.01cm" fo:text-align="start" fo:text-indent="0cm" style:text-autospace="none"/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Arial" fo:font-size="24pt" fo:language="en" fo:country="US" style:font-size-asian="24pt" style:font-size-complex="24pt"/>
    </style:style>
    <style:style style:name="T2" style:family="text">
      <style:text-properties style:font-name="Arial" fo:font-size="24pt" fo:language="en" fo:country="US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style:font-name="Arial"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style:use-window-font-color="true" style:font-name="Arial" fo:font-size="28pt" fo:language="en" fo:country="US" fo:font-weight="bold" style:font-name-asian="Times New Roman" style:font-size-asian="28pt" style:font-weight-asian="bold" style:font-name-complex="Arial" style:font-size-complex="28pt" style:font-weight-complex="bold"/>
    </style:style>
    <style:style style:name="T5" style:family="text">
      <style:text-properties style:font-name="Arial"/>
    </style:style>
    <style:style style:name="T6" style:family="text"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1" style:font-size-complex="18pt" style:font-style-complex="normal" style:font-weight-complex="normal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Arial" fo:font-size="24pt" fo:text-shadow="none" style:text-underline-style="none" fo:font-weight="bold" style:font-name-asian="Arial Unicode MS" style:font-size-asian="24pt" style:font-weight-asian="bold" style:font-name-complex="Tahoma1" style:font-size-complex="24pt" style:font-weight-complex="bold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Arial Unicode MS" style:font-size-asian="24pt" style:font-style-asian="normal" style:font-weight-asian="bold" style:font-name-complex="Tahoma1" style:font-size-complex="24pt" style:font-style-complex="normal" style:font-weight-complex="bold" style:font-relief="none"/>
    </style:style>
    <style:style style:name="T10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Arial" fo:font-size="24pt" fo:font-style="italic" fo:text-shadow="none" style:text-underline-style="none" fo:font-weight="normal" style:font-name-asian="Arial Unicode MS" style:font-size-asian="24pt" style:font-style-asian="italic" style:font-weight-asian="normal" style:font-name-complex="Tahoma1" style:font-size-complex="24pt" style:font-style-complex="italic" style:font-weight-complex="normal" style:font-relief="none"/>
    </style:style>
    <style:style style:name="T12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Courier Ne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 text:min-label-width="0.74cm"/>
        <style:text-properties fo:font-family="'Nimbus Sans L'" style:font-family-generic="swiss" style:font-pitch="variable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Nimbus Sans L'" style:font-family-generic="swiss" style:font-pitch="variable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 text:min-label-width="0.74cm"/>
        <style:text-properties style:font-name="Arial" fo:color="#000000" fo:font-size="100%"/>
      </text:list-level-style-bullet>
      <text:list-level-style-bullet text:level="2" text:bullet-char="–">
        <style:list-level-properties text:min-label-width="0.74cm"/>
        <style:text-properties style:font-name="Arial" fo:color="#000000" fo:font-size="100%"/>
      </text:list-level-style-bullet>
      <text:list-level-style-bullet text:level="3" text:bullet-char="–">
        <style:list-level-properties text:space-before="2.363cm" text:min-label-width="0.591cm"/>
        <style:text-properties style:font-name="Arial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Arial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12.065cm" svg:height="9.752cm" svg:x="6.985cm" svg:y="5.008cm" presentation:class="outline" presentation:user-transformed="true">
          <draw:text-box>
            <text:list text:style-name="L1">
              <text:list-header>
                <text:p text:style-name="P1"><text:span text:style-name="T1">Agenda</text:span></text:p>
              </text:list-header>
            </text:list>
            <text:p text:style-name="P2"><text:span text:style-name="T1"/></text:p>
            <text:p text:style-name="P2"><text:span text:style-name="T2">1. Verden før Systemd</text:span></text:p>
            <text:p text:style-name="P2"><text:span text:style-name="T2">2. Diskussionen om Systemd</text:span></text:p>
            <text:p text:style-name="P2"><text:span text:style-name="T2">3. Logging</text:span></text:p>
            <text:p text:style-name="P2"><text:span text:style-name="T3">4. Timers</text:span></text:p>
            <text:p text:style-name="P2"><text:span text:style-name="T1"/></text:p>
          </draw:text-box>
        </draw:frame>
        <draw:frame presentation:style-name="pr2" draw:text-style-name="P4" draw:layer="layout" svg:width="4.794cm" svg:height="1.554cm" svg:x="10.303cm" svg:y="0.723cm" presentation:class="title" presentation:user-transformed="true">
          <draw:text-box>
            <text:p text:style-name="P1"><text:span text:style-name="T4">Systemd</text:span></text:p>
          </draw:text-box>
        </draw:frame>
        <presentation:notes draw:style-name="dp2">
          <draw:page-thumbnail draw:layer="layout" svg:width="13.542cm" svg:height="10.155cm" svg:x="2.752cm" svg:y="2.033cm" draw:page-number="1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Timers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7"/></text:p>
            <text:p text:style-name="P8"><text:span text:style-name="T8">Timers can be used as an alternative to cron.</text:span></text:p>
            <text:p text:style-name="P8"><text:span text:style-name="T8">They have built-in support for calendar time events, monotonic time events, and can be run asynchronously.</text:span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42cm" svg:height="10.155cm" svg:x="2.752cm" svg:y="2.033cm" draw:page-number="2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Timers</text:span></text:p>
          </draw:text-box>
        </draw:frame>
        <draw:frame presentation:style-name="pr7" draw:text-style-name="P9" draw:layer="layout" svg:width="22.168cm" svg:height="14.435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7"/></text:p>
            <text:p text:style-name="P8"><text:span text:style-name="T8">Benefits:</text:span></text:p>
            <text:list text:style-name="L1">
              <text:list-item>
                <text:p text:style-name="P8"><text:span text:style-name="T8">The main benefits of using timers come from each job having its own systemd service. </text:span></text:p>
              </text:list-item>
              <text:list-item>
                <text:p text:style-name="P8"><text:span text:style-name="T8">Jobs can be easily started independently of their timers. This simplifies debugging.</text:span></text:p>
              </text:list-item>
              <text:list-item>
                <text:p text:style-name="P8"><text:span text:style-name="T8">Each job can be configured to run in a specific environment.</text:span></text:p>
              </text:list-item>
              <text:list-item>
                <text:p text:style-name="P8"><text:span text:style-name="T8">Jobs can be attached to cgroups.</text:span></text:p>
              </text:list-item>
              <text:list-item>
                <text:p text:style-name="P8"><text:span text:style-name="T8">Jobs can be set up to depend on other systemd units.</text:span></text:p>
              </text:list-item>
              <text:list-item>
                <text:p text:style-name="P8"><text:span text:style-name="T8">Jobs are logged in the systemd journal for easy debugging.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style-name="gr1" draw:layer="layout" svg:width="13.542cm" svg:height="10.155cm" svg:x="2.752cm" svg:y="2.033cm" draw:page-number="3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Timers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8"/></text:p>
            <text:p text:style-name="P8"><text:span text:style-name="T8">Caveats:</text:span></text:p>
            <text:list text:style-name="L1">
              <text:list-item>
                <text:p text:style-name="P8"><text:span text:style-name="T8">Some things that are easy to do with cron are difficult to do with timer units alone.</text:span></text:p>
              </text:list-item>
              <text:list-item>
                <text:p text:style-name="P8"><text:span text:style-name="T8">Complexity: to set up a timed job with systemd you create two files and run a couple systemctl commands. Compare that to adding a single line to a crontab.</text:span></text:p>
              </text:list-item>
              <text:list-item>
                <text:p text:style-name="P8"><text:span text:style-name="T8">Emails: there is no built-in equivalent to cron's MAILTO for sending emails on job failure. </text:span></text:p>
              </text:list-item>
            </text:list>
          </draw:text-box>
        </draw:frame>
        <presentation:notes draw:style-name="dp2">
          <draw:page-thumbnail draw:style-name="gr1" draw:layer="layout" svg:width="13.542cm" svg:height="10.155cm" svg:x="2.752cm" svg:y="2.033cm" draw:page-number="4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Timers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8">systemd-cron-next:</text:span></text:p>
            <text:p text:style-name="P8"><text:span text:style-name="T8"/></text:p>
            <text:list text:style-name="L1">
              <text:list-item>
                <text:p text:style-name="P8"><text:span text:style-name="T8">A compatibility layer for crontab-to-systemd timers framework. </text:span></text:p>
              </text:list-item>
              <text:list-item>
                <text:p text:style-name="P8"><text:span text:style-name="T8">It parses crontab and generating systemd timers and services. </text:span></text:p>
              </text:list-item>
              <text:list-item>
                <text:p text:style-name="P8"><text:span text:style-name="T8">It's intended to be a drop-in replacement for all cron implementations.</text:span></text:p>
              </text:list-item>
            </text:list>
          </draw:text-box>
        </draw:frame>
        <presentation:notes draw:style-name="dp2">
          <draw:page-thumbnail draw:style-name="gr1" draw:layer="layout" svg:width="13.542cm" svg:height="10.155cm" svg:x="2.752cm" svg:y="2.033cm" draw:page-number="5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Timers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9"/></text:p>
          </draw:text-box>
        </draw:frame>
        <draw:rect draw:style-name="gr2" draw:text-style-name="P12" draw:layer="layout" svg:width="23.876cm" svg:height="6.858cm" svg:x="0.762cm" svg:y="3.302cm">
          <text:p text:style-name="P11"><text:span text:style-name="T10"><text:s/></text:span><text:span text:style-name="T10">$ systemctl list-timers</text:span></text:p>
          <text:p text:style-name="P11"><text:span text:style-name="T10"><text:s/></text:span><text:span text:style-name="T10">NEXT <text:s text:c="25"/>LEFT <text:s text:c="9"/>LAST <text:s text:c="25"/>PASSED <text:s text:c="12"/>UNIT <text:s text:c="13"/></text:span></text:p>
          <text:p text:style-name="P11"><text:span text:style-name="T10"><text:s/></text:span><text:span text:style-name="T10">Fri 2017-07-28 13:31:09 CEST <text:s/>3h 44min left Thu 2017-07-27 13:31:09 CEST <text:s/>20h ago <text:s text:c="11"/>systemd-tmpfiles-c</text:span></text:p>
          <text:p text:style-name="P11"><text:span text:style-name="T10"><text:s/></text:span><text:span text:style-name="T10">Sat 2017-07-29 00:00:00 CEST <text:s/>14h left <text:s text:c="5"/>Fri 2017-07-28 00:00:05 CEST <text:s/>9h ago <text:s text:c="12"/>logrotate.timer <text:s text:c="2"/></text:span></text:p>
          <text:p text:style-name="P11"><text:span text:style-name="T10"><text:s/></text:span><text:span text:style-name="T10">Sat 2017-07-29 00:00:00 CEST <text:s/>14h left <text:s text:c="5"/>Fri 2017-07-28 00:00:05 CEST <text:s/>9h ago <text:s text:c="12"/>man-db.timer <text:s text:c="5"/></text:span></text:p>
          <text:p text:style-name="P11"><text:span text:style-name="T10"><text:s/></text:span><text:span text:style-name="T10">Sat 2017-07-29 00:00:00 CEST <text:s/>14h left <text:s text:c="5"/>Fri 2017-07-28 00:00:05 CEST <text:s/>9h ago <text:s text:c="12"/>shadow.timer <text:s text:c="5"/></text:span></text:p>
          <text:p text:style-name="P11"><text:span text:style-name="T10"><text:s/></text:span><text:span text:style-name="T10">Sat 2017-07-29 00:00:00 CEST <text:s/>14h left <text:s text:c="5"/>Fri 2017-07-28 00:00:05 CEST <text:s/>9h ago <text:s text:c="12"/>updatedb.timer <text:s text:c="3"/></text:span></text:p>
          <text:p text:style-name="P11"><text:span text:style-name="T10"><text:s/></text:span><text:span text:style-name="T10">Tue 2017-08-01 00:00:00 CEST <text:s/>3 days left <text:s text:c="2"/>Sat 2017-07-01 00:00:20 CEST <text:s/>3 weeks 6 days ago pamac-cleancache.t</text:span></text:p>
          <text:p text:style-name="P11"><text:span text:style-name="T10"><text:s/></text:span><text:span text:style-name="T10">Tue 2017-08-01 00:00:00 CEST <text:s/>3 days left <text:s text:c="2"/>Sat 2017-07-01 00:00:20 CEST <text:s/>3 weeks 6 days ago pamac-mirrorlist.t</text:span></text:p>
          <text:p text:style-name="P11"><text:span text:style-name="T10"/></text:p>
          <text:p text:style-name="P11"><text:span text:style-name="T10"><text:s/></text:span><text:span text:style-name="T10">7 timers listed.</text:span></text:p>
          <text:p text:style-name="P11"><text:span text:style-name="T10"><text:s/></text:span><text:span text:style-name="T10">Pass --all to see loaded but inactive timers, too.</text:span></text:p>
        </draw:rect>
        <draw:rect draw:style-name="gr3" draw:text-style-name="P12" draw:layer="layout" svg:width="23.876cm" svg:height="3.81cm" svg:x="0.762cm" svg:y="11.176cm">
          <text:p text:style-name="P11"><text:span text:style-name="T10"><text:s/></text:span><text:span text:style-name="T10">$ systemctl --user list-timers</text:span></text:p>
          <text:p text:style-name="P11"><text:span text:style-name="T10"><text:s/></text:span><text:span text:style-name="T10">NEXT <text:s text:c="25"/>LEFT <text:s text:c="9"/>LAST <text:s text:c="25"/>PASSED <text:s text:c="12"/>UNIT <text:s text:c="14"/></text:span></text:p>
          <text:p text:style-name="P11"><text:span text:style-name="T10"><text:s/></text:span><text:span text:style-name="T10">Fri 2017-07-28 10:00:00 CEST <text:s/>3min 9s left Fri 2017-07-28 09:55:52 CEST <text:s/>58s ago btc-stats.timer btc-stats.serv</text:span></text:p>
          <text:p text:style-name="P11"><text:span text:style-name="T10"/></text:p>
          <text:p text:style-name="P11"><text:span text:style-name="T10"><text:s/></text:span><text:span text:style-name="T10">1 timers listed.</text:span></text:p>
          <text:p text:style-name="P11"><text:span text:style-name="T10"><text:s/></text:span><text:span text:style-name="T10">Pass --all to see loaded but inactive timers, too.</text:span></text:p>
        </draw:rect>
        <presentation:notes draw:style-name="dp2">
          <draw:page-thumbnail draw:style-name="gr1" draw:layer="layout" svg:width="13.542cm" svg:height="10.155cm" svg:x="2.752cm" svg:y="2.033cm" draw:page-number="6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Timers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7"/></text:p>
            <text:p text:style-name="P8"><text:span text:style-name="T11">~/.config/systemd/user/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11"/></text:p>
            <text:p text:style-name="P8"><text:span text:style-name="T8"/></text:p>
          </draw:text-box>
        </draw:frame>
        <draw:rect draw:style-name="gr4" draw:text-style-name="P13" draw:layer="layout" svg:width="24.13cm" svg:height="1.778cm" svg:x="0.635cm" svg:y="5.08cm">
          <text:p text:style-name="P11"><text:span text:style-name="T12"><text:s/></text:span><text:span text:style-name="T12">$ ls -F</text:span></text:p>
          <text:p text:style-name="P11"><text:span text:style-name="T12"><text:s/></text:span><text:span text:style-name="T12">btc-stats.service <text:s/>btc-stats.timer</text:span></text:p>
        </draw:rect>
        <presentation:notes draw:style-name="dp2">
          <draw:page-thumbnail draw:style-name="gr1" draw:layer="layout" svg:width="13.542cm" svg:height="10.155cm" svg:x="2.752cm" svg:y="2.033cm" draw:page-number="7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Timers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11">btc-stats.service</text:span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8"/></text:p>
          </draw:text-box>
        </draw:frame>
        <draw:rect draw:style-name="gr5" draw:text-style-name="P13" draw:layer="layout" svg:width="24.13cm" svg:height="6.35cm" svg:x="0.762cm" svg:y="4.064cm">
          <text:p text:style-name="P11"><text:span text:style-name="T12"><text:s/></text:span><text:span text:style-name="T12">[Unit]</text:span></text:p>
          <text:p text:style-name="P11"><text:span text:style-name="T12"><text:s/></text:span><text:span text:style-name="T12">Description=Please run my btc stat job</text:span></text:p>
          <text:p text:style-name="P11"><text:span text:style-name="T12"/></text:p>
          <text:p text:style-name="P11"><text:span text:style-name="T12"><text:s/></text:span><text:span text:style-name="T12">[Service]</text:span></text:p>
          <text:p text:style-name="P11"><text:span text:style-name="T12"><text:s/></text:span><text:span text:style-name="T12">Type=simple</text:span></text:p>
          <text:p text:style-name="P11"><text:span text:style-name="T12"><text:s/></text:span><text:span text:style-name="T12">ExecStart=/home/mm/bin/btc-stats.sh</text:span></text:p>
          <text:p text:style-name="P11"><text:span text:style-name="T12"/></text:p>
          <text:p text:style-name="P11"><text:span text:style-name="T12"><text:s/></text:span><text:span text:style-name="T12">[Install]</text:span></text:p>
          <text:p text:style-name="P11"><text:span text:style-name="T12"><text:s/></text:span><text:span text:style-name="T12">WantedBy=default.target</text:span></text:p>
        </draw:rect>
        <presentation:notes draw:style-name="dp2">
          <draw:page-thumbnail draw:style-name="gr1" draw:layer="layout" svg:width="13.542cm" svg:height="10.155cm" svg:x="2.752cm" svg:y="2.033cm" draw:page-number="8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Timers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11">btc-stats.timer</text:span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8"/></text:p>
          </draw:text-box>
        </draw:frame>
        <draw:rect draw:style-name="gr6" draw:text-style-name="P13" draw:layer="layout" svg:width="24.13cm" svg:height="8.89cm" svg:x="0.762cm" svg:y="4.064cm">
          <text:p text:style-name="P11"><text:span text:style-name="T12"><text:s/></text:span><text:span text:style-name="T12">[Unit]</text:span></text:p>
          <text:p text:style-name="P11"><text:span text:style-name="T12"><text:s/></text:span><text:span text:style-name="T12">Description=Run my job every 5 minutes</text:span></text:p>
          <text:p text:style-name="P11"><text:span text:style-name="T12"><text:s/></text:span><text:span text:style-name="T12">RefuseManualStart=no</text:span></text:p>
          <text:p text:style-name="P11"><text:span text:style-name="T12"><text:s/></text:span><text:span text:style-name="T12">RefuseManualStop=no</text:span></text:p>
          <text:p text:style-name="P11"><text:span text:style-name="T12"/></text:p>
          <text:p text:style-name="P11"><text:span text:style-name="T12"><text:s/></text:span><text:span text:style-name="T12">[Timer]</text:span></text:p>
          <text:p text:style-name="P11"><text:span text:style-name="T12"><text:s/></text:span><text:span text:style-name="T12">Persistent=false </text:span></text:p>
          <text:p text:style-name="P11"><text:span text:style-name="T12"><text:s/></text:span><text:span text:style-name="T12">OnBootSec=80</text:span></text:p>
          <text:p text:style-name="P11"><text:span text:style-name="T12"><text:s/></text:span><text:span text:style-name="T12">OnCalendar=*:0/5</text:span></text:p>
          <text:p text:style-name="P11"><text:span text:style-name="T12"><text:s/></text:span><text:span text:style-name="T12">Unit=btc-stats.service</text:span></text:p>
          <text:p text:style-name="P11"><text:span text:style-name="T12"/></text:p>
          <text:p text:style-name="P11"><text:span text:style-name="T12"><text:s/></text:span><text:span text:style-name="T12">[Install]</text:span></text:p>
          <text:p text:style-name="P11"><text:span text:style-name="T12"><text:s/></text:span><text:span text:style-name="T12">WantedBy=timers.target</text:span></text:p>
        </draw:rect>
        <presentation:notes draw:style-name="dp2">
          <draw:page-thumbnail draw:style-name="gr1" draw:layer="layout" svg:width="13.542cm" svg:height="10.155cm" svg:x="2.752cm" svg:y="2.033cm" draw:page-number="9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Timers</text:span></text:p>
          </draw:text-box>
        </draw:frame>
        <draw:frame presentation:style-name="pr8" draw:text-style-name="P9" draw:layer="layout" svg:width="22.168cm" svg:height="13.057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7"/></text:p>
            <text:p text:style-name="P8"><text:span text:style-name="T8">Test that the service is working: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>Enable and start the timer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11"/></text:p>
            <text:p text:style-name="P8"><text:span text:style-name="T8"/></text:p>
          </draw:text-box>
        </draw:frame>
        <draw:rect draw:style-name="gr7" draw:text-style-name="P13" draw:layer="layout" svg:width="24.13cm" svg:height="1.778cm" svg:x="1.016cm" svg:y="5.588cm">
          <text:p text:style-name="P11"><text:span text:style-name="T12"><text:s/></text:span><text:span text:style-name="T12">$ systemctl --user start btc-stats.service</text:span></text:p>
        </draw:rect>
        <draw:rect draw:style-name="gr8" draw:text-style-name="P13" draw:layer="layout" svg:width="24.13cm" svg:height="1.778cm" svg:x="1.27cm" svg:y="9.906cm">
          <text:p text:style-name="P11"><text:span text:style-name="T12"><text:s/></text:span><text:span text:style-name="T12">$ systemctl --user start btc-stats.timer</text:span></text:p>
          <text:p text:style-name="P11"><text:span text:style-name="T12"><text:s/></text:span><text:span text:style-name="T12">$ systemctl --user enable btc-stats.timer</text:span></text:p>
        </draw:rect>
        <presentation:notes draw:style-name="dp2">
          <draw:page-thumbnail draw:style-name="gr1" draw:layer="layout" svg:width="13.542cm" svg:height="10.155cm" svg:x="2.752cm" svg:y="2.033cm" draw:page-number="10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Timers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7"/></text:p>
            <text:p text:style-name="P8"><text:span text:style-name="T11">~/.config/systemd/user/</text:span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11"/></text:p>
            <text:p text:style-name="P8"><text:span text:style-name="T8"/></text:p>
          </draw:text-box>
        </draw:frame>
        <draw:rect draw:style-name="gr9" draw:text-style-name="P13" draw:layer="layout" svg:width="24.13cm" svg:height="1.778cm" svg:x="0.635cm" svg:y="5.08cm">
          <text:p text:style-name="P11"><text:span text:style-name="T12"><text:s/></text:span><text:span text:style-name="T12">$ ls -F</text:span></text:p>
          <text:p text:style-name="P11"><text:span text:style-name="T12"><text:s/></text:span><text:span text:style-name="T12">btc-stats.service <text:s/>btc-stats.timer <text:s/></text:span><text:span text:style-name="T13">default.target.wants/</text:span><text:span text:style-name="T12"> <text:s/></text:span><text:span text:style-name="T13">timers.target.wants/</text:span></text:p>
        </draw:rect>
        <presentation:notes draw:style-name="dp2">
          <draw:page-thumbnail draw:style-name="gr1" draw:layer="layout" svg:width="13.542cm" svg:height="10.155cm" svg:x="2.752cm" svg:y="2.033cm" draw:page-number="11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Helvetica" svg:font-family="Helvetica" style:font-adornments="Regular"/>
    <style:font-face style:name="Courier2" svg:font-family="Courier, 'Courier New'" style:font-family-generic="modern"/>
    <style:font-face style:name="Courier" svg:font-family="Courier" style:font-family-generic="swiss"/>
    <style:font-face style:name="Nimbus Sans L1" svg:font-family="'Nimbus Sans L'" style:font-family-generic="swiss"/>
    <style:font-face style:name="Courier New" svg:font-family="'Courier New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" fo:font-family="Courier" style:font-family-generic="swiss" fo:font-size="17.7000007629395pt" fo:font-weight="bold" style:font-name-asian="Courier" style:font-family-asian="Courier" style:font-family-generic-asian="swiss" style:font-size-asian="17.7000007629395pt" style:font-weight-asian="bold" style:font-name-complex="Courier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" fo:font-family="Courier" style:font-family-generic="swiss" style:font-name-asian="Courier" style:font-family-asian="Courier" style:font-family-generic-asian="swiss" style:font-name-complex="Courier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1" fo:font-family="Courier" style:font-family-generic="modern" style:font-pitch="fixed" fo:font-size="17.7000007629395pt" fo:language="en" fo:country="US" style:font-name-asian="Courier1" style:font-family-asian="Courier" style:font-family-generic-asian="modern" style:font-pitch-asian="fixed" style:font-size-asian="17.7000007629395pt" style:language-asian="en" style:country-asian="US" style:font-name-complex="Courier1" style:font-family-complex="Courier" style:font-family-generic-complex="modern" style:font-pitch-complex="fixed" style:font-size-complex="17.7000007629395pt"/>
    </style:style>
    <style:style style:name="Header" style:family="graphic">
      <style:paragraph-properties fo:text-align="center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ahoma" fo:font-family="Tahoma" style:font-family-generic="swiss" style:font-pitch="variable" fo:font-size="22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ing_20_1" style:display-name="Heading 1" style:family="graphic">
      <style:paragraph-properties fo:margin-top="0cm" fo:margin-bottom="0.995cm" style:text-autospace="none"/>
      <style:text-properties style:use-window-font-color="true" style:font-name="Tahoma" fo:font-family="Tahoma" style:font-family-generic="swiss" style:font-pitch="variable" fo:font-size="18pt" fo:language="da" fo:country="DK" fo:text-shadow="1pt 1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WW8Num8z0" style:family="graphic">
      <style:paragraph-properties style:text-autospace="none"/>
      <style:text-properties style:use-window-font-color="true" style:font-name="Symbol" fo:font-family="Symbol" style:font-family-generic="roman" style:font-pitch="variable" style:font-charset="x-symbol" fo:font-size="18pt"/>
    </style:style>
    <style:style style:name="Normal_20__2b__20_bullit" style:display-name="Normal + bullit" style:family="graphic">
      <style:paragraph-properties fo:margin-top="0.995cm" fo:margin-bottom="0cm" style:text-autospace="none"/>
      <style:text-properties style:font-name="Times New Roman" fo:font-family="'Times New Roman'" style:font-family-generic="roman" style:font-pitch="variable"/>
    </style:style>
    <style:style style:name="Kode-eksempel_20_18_20_pt" style:display-name="Kode-eksempel 18 pt" style:family="graphic">
      <style:paragraph-properties style:text-autospace="none"/>
      <style:text-properties style:use-window-font-color="true" style:font-name="Courier2" fo:font-family="Courier, 'Courier New'" style:font-family-generic="modern" fo:font-size="18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Kode-eksempel_20_14_20_pt" style:display-name="Kode-eksempel 14 pt" style:family="graphic">
      <style:paragraph-properties style:text-autospace="none"/>
      <style:text-properties style:use-window-font-color="true" style:font-name="Courier2" fo:font-family="Courier, 'Courier New'" style:font-family-generic="modern" fo:font-size="14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ing_20_2" style:display-name="Heading 2" style:family="graphic">
      <style:paragraph-properties fo:margin-top="0cm" fo:margin-bottom="0cm" style:text-autospace="none"/>
      <style:text-properties style:use-window-font-color="true" style:font-name="Arial" fo:font-family="Arial" style:font-family-generic="swiss" style:font-pitch="variable" fo:font-size="14pt" fo:language="da" fo:country="DK" fo:text-shadow="none" fo:font-weight="bold" style:letter-kerning="true" style:font-name-asian="Arial" style:font-family-asian="Arial" style:font-family-generic-asian="swiss" style:font-pitch-asian="variable" style:font-size-asian="14pt" style:font-style-asian="italic" style:font-weight-asian="normal" style:font-name-complex="Arial" style:font-family-complex="Arial" style:font-family-generic-complex="swiss" style:font-pitch-complex="variable" style:font-weight-complex="bold"/>
    </style:style>
    <style:style style:name="Kode-eksempel_20_16_20_pt" style:display-name="Kode-eksempel 16 pt" style:family="graphic">
      <style:paragraph-properties style:text-autospace="none"/>
      <style:text-properties style:use-window-font-color="true" style:font-name="Courier2" fo:font-family="Courier, 'Courier New'" style:font-family-generic="modern" fo:font-size="16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Eksempel" style:family="graphic">
      <style:paragraph-properties style:text-autospace="none"/>
    </style:style>
    <style:style style:name="WW8Num14z0" style:family="graphic">
      <style:paragraph-properties style:text-autospace="none"/>
      <style:text-properties style:use-window-font-color="true" style:font-name="Symbol" fo:font-family="Symbol" style:font-family-generic="roman" style:font-pitch="variable" style:font-charset="x-symbol" fo:font-size="18pt"/>
    </style:style>
    <style:style style:name="Kode-eksempel_20_12_20_pt" style:display-name="Kode-eksempel 12 pt" style:family="graphic">
      <style:paragraph-properties style:text-autospace="none"/>
      <style:text-properties style:use-window-font-color="true" style:font-name="Courier2" fo:font-family="Courier, 'Courier New'" style:font-family-generic="modern" fo:font-size="12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3" style:display-name="Default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00b8ff" draw:fill-gradient-name="Gradient_20_9" draw:fill-hatch-name="Hatch_20_1" draw:fill-image-name="Bitmape_20_1" draw:fill-image-width="0cm" draw:fill-image-height="0cm" draw:textarea-horizontal-align="right" draw:auto-grow-width="true" draw:shadow="hidden" draw:shadow-offset-x="0.3cm" draw:shadow-offset-y="0.3cm" draw:shadow-color="#808080" draw:end-guide="0.1cm">
        <text:list-style style:name="Default_5f_3" style:display-name="Default_3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style-name="Regular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2pt" fo:font-style="normal" fo:text-shadow="none" style:text-underline-style="none" fo:font-weight="normal" style:font-name-asian="Nimbus Sans L" style:font-family-asian="'Nimbus Sans L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2pt" fo:font-style="normal" fo:text-shadow="none" style:text-underline-style="none" fo:font-weight="normal" style:font-name-asian="Nimbus Sans L" style:font-family-asian="'Nimbus Sans L'" style:font-pitch-asian="variable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86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63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imbus Sans L'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3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1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P1" style:family="paragraph">
      <loext:graphic-properties draw:fill="none" draw:fill-color="#ffffff"/>
      <style:paragraph-properties fo:text-align="center" style:writing-mode="lr-tb"/>
    </style:style>
    <style:style style:name="MP2" style:family="paragraph">
      <style:paragraph-properties fo:margin-left="0cm" fo:margin-right="0cm" fo:text-align="end" fo:text-indent="0cm" style:punctuation-wrap="simple" style:line-break="normal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  <style:text-properties fo:font-size="18pt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bbe0e3"/>
      <style:paragraph-properties style:writing-mode="lr-tb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10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font-size="18pt" fo:language="en" fo:country="US" fo:font-weight="bold"/>
    </style:style>
    <style:style style:name="MT3" style:family="text">
      <style:text-properties fo:color="#000000" fo:font-size="12pt" fo:language="da" fo:country="DK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1" draw:layer="backgroundobjects" svg:width="4.815cm" svg:height="0.604cm" svg:x="4.101cm" svg:y="18.331cm">
        <text:p/>
      </draw:rect>
      <draw:rect draw:style-name="Mgr2" draw:text-style-name="MP3" draw:layer="backgroundobjects" svg:width="1.08cm" svg:height="0.604cm" svg:x="21.311cm" svg:y="18.339cm">
        <text:p text:style-name="MP2"><text:span text:style-name="MT1">4.</text:span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3" draw:text-style-name="MP4" draw:layer="backgroundobjects" svg:x1="0.701cm" svg:y1="2.324cm" svg:x2="24.941cm" svg:y2="2.324cm">
        <text:p/>
      </draw:line>
      <draw:rect draw:style-name="Mgr1" draw:text-style-name="MP1" draw:layer="backgroundobjects" svg:width="4.255cm" svg:height="0.604cm" svg:x="14.645cm" svg:y="18.327cm">
        <text:p/>
      </draw:rect>
      <draw:rect draw:style-name="Mgr4" draw:text-style-name="MP5" draw:layer="backgroundobjects" svg:width="2.099cm" svg:height="1.019cm" svg:x="23.304cm" svg:y="-0.019cm">
        <text:p text:style-name="MP2"><text:span text:style-name="MT2">THECAMP 2017</text:span></text:p>
        <text:p text:style-name="MP2"><text:span text:style-name="MT2"/></text:p>
      </draw:rect>
      <presentation:notes style:page-layout-name="PM2">
        <draw:rect draw:style-name="Mgr5" draw:text-style-name="MP6" draw:layer="backgroundobjects" svg:width="19.05cm" svg:height="27.09cm" svg:x="0cm" svg:y="0cm">
          <text:p/>
        </draw:rect>
        <draw:frame draw:style-name="Mgr6" draw:text-style-name="MP7" draw:layer="backgroundobjects" svg:width="8.255cm" svg:height="1.354cm" svg:x="0cm" svg:y="0cm">
          <draw:text-box>
            <text:p/>
          </draw:text-box>
        </draw:frame>
        <draw:frame draw:style-name="Mgr7" draw:text-style-name="MP7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8" draw:text-style-name="MP7" draw:layer="backgroundobjects" svg:width="8.255cm" svg:height="1.354cm" svg:x="0cm" svg:y="25.726cm">
          <draw:text-box>
            <text:p/>
          </draw:text-box>
        </draw:frame>
        <draw:frame draw:style-name="Mgr9" draw:text-style-name="MP7" draw:layer="backgroundobjects" svg:width="8.255cm" svg:height="1.354cm" svg:x="10.786cm" svg:y="25.726cm">
          <draw:text-box>
            <text:p text:style-name="MP8"><text:span text:style-name="MT3"><text:page-number>&lt;number&gt;</text:page-number></text:span></text:p>
          </draw:text-box>
        </draw:frame>
        <draw:g>
          <draw:line draw:style-name="Mgr10" draw:text-style-name="MP9" draw:layer="backgroundobjects" svg:x1="1.905cm" svg:y1="14cm" svg:x2="17.141cm" svg:y2="14cm">
            <text:p/>
          </draw:line>
          <draw:line draw:style-name="Mgr10" draw:text-style-name="MP9" draw:layer="backgroundobjects" svg:x1="1.905cm" svg:y1="15cm" svg:x2="17.141cm" svg:y2="15cm">
            <text:p/>
          </draw:line>
          <draw:line draw:style-name="Mgr10" draw:text-style-name="MP9" draw:layer="backgroundobjects" svg:x1="1.905cm" svg:y1="16cm" svg:x2="17.141cm" svg:y2="16cm">
            <text:p/>
          </draw:line>
          <draw:line draw:style-name="Mgr10" draw:text-style-name="MP9" draw:layer="backgroundobjects" svg:x1="1.905cm" svg:y1="17cm" svg:x2="17.141cm" svg:y2="17cm">
            <text:p/>
          </draw:line>
          <draw:line draw:style-name="Mgr10" draw:text-style-name="MP9" draw:layer="backgroundobjects" svg:x1="1.905cm" svg:y1="18cm" svg:x2="17.141cm" svg:y2="18cm">
            <text:p/>
          </draw:line>
          <draw:line draw:style-name="Mgr10" draw:text-style-name="MP9" draw:layer="backgroundobjects" svg:x1="1.905cm" svg:y1="19cm" svg:x2="17.141cm" svg:y2="19cm">
            <text:p/>
          </draw:line>
          <draw:line draw:style-name="Mgr10" draw:text-style-name="MP9" draw:layer="backgroundobjects" svg:x1="1.905cm" svg:y1="20cm" svg:x2="17.141cm" svg:y2="20cm">
            <text:p/>
          </draw:line>
          <draw:line draw:style-name="Mgr10" draw:text-style-name="MP9" draw:layer="backgroundobjects" svg:x1="1.905cm" svg:y1="21cm" svg:x2="17.141cm" svg:y2="21cm">
            <text:p/>
          </draw:line>
          <draw:line draw:style-name="Mgr10" draw:text-style-name="MP9" draw:layer="backgroundobjects" svg:x1="1.905cm" svg:y1="22cm" svg:x2="17.141cm" svg:y2="22cm">
            <text:p/>
          </draw:line>
          <draw:line draw:style-name="Mgr10" draw:text-style-name="MP9" draw:layer="backgroundobjects" svg:x1="1.905cm" svg:y1="23cm" svg:x2="17.141cm" svg:y2="23cm">
            <text:p/>
          </draw:line>
          <draw:line draw:style-name="Mgr10" draw:text-style-name="MP9" draw:layer="backgroundobjects" svg:x1="1.905cm" svg:y1="24cm" svg:x2="17.141cm" svg:y2="24cm">
            <text:p/>
          </draw:line>
          <draw:line draw:style-name="Mgr10" draw:text-style-name="MP9" draw:layer="backgroundobjects" svg:x1="1.905cm" svg:y1="25cm" svg:x2="17.141cm" svg:y2="25cm">
            <text:p/>
          </draw:line>
        </draw:g>
        <draw:rect draw:style-name="Mgr11" draw:text-style-name="MP10" draw:layer="backgroundobjects" svg:width="13.686cm" svg:height="10.286cm" svg:x="2.679cm" svg:y="1.963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2.2$Linux_X86_64 LibreOffice_project/6cd4f1ef626f15116896b1d8e1398b56da0d0ee1</meta:generator>
    <dc:title>TheCamp 2017 - Systemd 3/6</dc:title>
    <meta:creation-date>2015-07-11T01:34:59.674111429</meta:creation-date>
    <meta:editing-cycles>22</meta:editing-cycles>
    <meta:editing-duration>PT34M21S</meta:editing-duration>
    <meta:initial-creator>tusk </meta:initial-creator>
    <dc:date>2017-07-28T10:09:39.189430748</dc:date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